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JDoc.createOutputFileName( File destFile , String optionalOutputFile , boolean pl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JDoc.setOutputfile( String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Doc.setOnetable( boolean one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Doc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JDoc.setTarget( Fil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Doc.JJ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Doc.setJavacchome( File javacc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Doc.setText( boolean plai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